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A0000006494302EE6.png" manifest:media-type="image/png"/>
  <manifest:file-entry manifest:full-path="Pictures/10000000000000B1000000A3DCD965EE.png" manifest:media-type="image/png"/>
  <manifest:file-entry manifest:full-path="Pictures/10000000000000900000006478E25F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81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8.47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000000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2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2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79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9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6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3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8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6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36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9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9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45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8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90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24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15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2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3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5" style:family="graphic" style:parent-style-name="standard">
      <style:graphic-properties draw:stroke="solid" svg:stroke-width="0.079cm" svg:stroke-color="#000000" draw:stroke-linejoin="miter" svg:stroke-linecap="butt" draw:fill="none" fo:padding-top="0.039cm" fo:padding-bottom="0.039cm" fo:padding-left="0.039cm" fo:padding-right="0.039cm" loext:decorative="false"/>
    </style:style>
    <style:style style:name="gr26" style:family="graphic" style:parent-style-name="standard">
      <style:graphic-properties draw:stroke="solid" svg:stroke-width="0.035cm" svg:stroke-color="#042433" draw:stroke-linejoin="miter" svg:stroke-linecap="butt" draw:fill="none" fo:padding-top="0.017cm" fo:padding-bottom="0.017cm" fo:padding-left="0.017cm" fo:padding-right="0.017cm" loext:decorative="false"/>
    </style:style>
    <style:style style:name="gr27" style:family="graphic" style:parent-style-name="standard">
      <style:graphic-properties draw:stroke="none" draw:fill="solid" draw:fill-color="#ffffff" loext:decorative="false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fo:border="solid #ffffff" loext:decorative="false"/>
    </style:style>
    <style:style style:name="gr30" style:family="graphic" style:parent-style-name="standard">
      <style:graphic-properties draw:textarea-vertical-align="middle" loext:decorative="false"/>
    </style:style>
    <style:style style:name="gr31" style:family="graphic" style:parent-style-name="standard">
      <style:graphic-properties loext:decorative="fals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/>
      <style:text-properties fo:font-size="11.1000003814697pt" style:font-size-asian="11.1000003814697pt" style:font-size-complex="11.1000003814697pt"/>
    </style:style>
    <style:style style:name="P7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8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ffffff"/>
    </style:style>
    <style:style style:name="P11" style:family="paragraph">
      <style:paragraph-properties fo:text-align="start"/>
      <style:text-properties style:text-line-through-style="none" style:text-line-through-type="none" fo:font-family="Calibri" style:font-style-name="Bold" style:font-family-generic="swiss" fo:font-size="11pt" fo:font-style="normal" style:text-underline-style="none" fo:font-weight="bold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style:text-line-through-style="none" style:text-line-through-type="none" fo:font-family="Calibri" style:font-style-name="Regular" style:font-family-generic="swiss" fo:font-size="11pt" fo:font-style="normal" style:text-underline-style="none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2" style:family="text">
      <style:text-properties fo:color="#000000" loext:opacity="100%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3" style:family="text">
      <style:text-properties fo:color="#000000" loext:opacity="100%" style:font-name="Calibri" fo:font-size="11.1000003814697pt" fo:font-weight="bold" style:font-name-asian="Calibri" style:font-size-asian="11.1000003814697pt" style:font-weight-asian="bold" style:font-name-complex="Calibri" style:font-size-complex="11.1000003814697pt" style:font-weight-complex="bold"/>
    </style:style>
    <style:style style:name="T4" style:family="text">
      <style:text-properties fo:color="#000000" loext:opacity="100%"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T5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fo:color="#000000" loext:opacity="100%" style:font-name="Calibri" fo:font-size="8.10000038146973pt" fo:font-weight="normal" style:font-name-asian="Calibri" style:font-size-asian="8.10000038146973pt" style:font-weight-asian="normal" style:font-name-complex="Calibri" style:font-size-complex="8.10000038146973pt" style:font-weight-complex="normal"/>
    </style:style>
    <style:style style:name="T7" style:family="text">
      <style:text-properties fo:color="#000000" loext:opacity="100%" style:font-name="Calibri" fo:font-size="6.90000009536743pt" fo:font-weight="normal" style:font-name-asian="Calibri" style:font-size-asian="6.90000009536743pt" style:font-weight-asian="normal" style:font-name-complex="Calibri" style:font-size-complex="6.9000000953674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firstName" form:control-implementation="ooo:com.sun.star.form.component.TextField" xml:id="control1" form:id="control1" form:current-value="vorname" form:value="vor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istGast" form:control-implementation="ooo:com.sun.star.form.component.CheckBox" xml:id="control2" form:id="control2" form:label="Check Box" form:value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false"/>
              </form:properties>
            </form:checkbox>
            <form:checkbox form:name="istAktiv" form:control-implementation="ooo:com.sun.star.form.component.CheckBox" xml:id="control3" form:id="control3" form:label="Check Box" form:value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false"/>
              </form:properties>
            </form:checkbox>
            <form:text form:name="lastName" form:control-implementation="ooo:com.sun.star.form.component.TextField" xml:id="control4" form:id="control4" form:current-value="nachname" form:value="nach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geburtsdatum" form:control-implementation="ooo:com.sun.star.form.component.TextField" xml:id="control5" form:id="control5" form:current-value="jahrgang" form:value="jahrgang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um" form:control-implementation="ooo:com.sun.star.form.component.TextField" xml:id="control6" form:id="control6" form:current-value="datum" form:value="datu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barcode" form:control-implementation="ooo:com.sun.star.form.component.CommandButton" xml:id="control7" form:id="control7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</form:button>
          </form:form>
        </office:forms>
        <draw:frame draw:style-name="gr1" draw:text-style-name="P2" draw:layer="layout" svg:width="5.281cm" svg:height="0.395cm" svg:x="2.511cm" svg:y="0.665cm">
          <draw:text-box>
            <text:p text:style-name="P1"><text:span text:style-name="T1">STANDSCHÜTZENGESELLSCHAFT </text:span></text:p>
          </draw:text-box>
        </draw:frame>
        <draw:frame draw:style-name="gr2" draw:text-style-name="P3" draw:layer="layout" svg:width="8.474cm" svg:height="0.564cm" svg:x="7.914cm" svg:y="0.534cm">
          <draw:text-box>
            <text:p text:style-name="P1"><text:span text:style-name="T2">STANDBLATT GEWEHR 50M &amp; 300M</text:span></text:p>
          </draw:text-box>
        </draw:frame>
        <draw:polygon draw:style-name="gr3" draw:text-style-name="P4" draw:layer="layout" svg:width="8.498cm" svg:height="0.038cm" svg:x="7.913cm" svg:y="1.02cm" svg:viewBox="0 0 8499 39" draw:points="0,39 8499,39 8499,0 0,0">
          <text:p/>
        </draw:polygon>
        <draw:frame draw:style-name="gr4" draw:text-style-name="P2" draw:layer="layout" svg:width="0.388cm" svg:height="0.395cm" svg:x="16.412cm" svg:y="0.665cm">
          <draw:text-box>
            <text:p text:style-name="P1"><text:span text:style-name="T1"><text:s/></text:span></text:p>
          </draw:text-box>
        </draw:frame>
        <draw:frame draw:style-name="gr5" draw:text-style-name="P2" draw:layer="layout" svg:width="3.827cm" svg:height="0.395cm" svg:x="2.511cm" svg:y="1.185cm">
          <draw:text-box>
            <text:p text:style-name="P1"><text:span text:style-name="T1">NEUMÜNSTER-ZÜRICH <text:s/></text:span></text:p>
          </draw:text-box>
        </draw:frame>
        <draw:frame draw:style-name="gr6" draw:text-style-name="P2" draw:layer="layout" svg:width="3.821cm" svg:height="0.395cm" svg:x="2.511cm" svg:y="1.659cm">
          <draw:text-box>
            <text:p text:style-name="P1"><text:span text:style-name="T3">BERCHTOLDSCHIESSEN </text:span></text:p>
          </draw:text-box>
        </draw:frame>
        <draw:frame draw:style-name="gr4" draw:text-style-name="P2" draw:layer="layout" svg:width="0.388cm" svg:height="0.395cm" svg:x="2.511cm" svg:y="2.134cm">
          <draw:text-box>
            <text:p text:style-name="P1"><text:span text:style-name="T3"><text:s/></text:span></text:p>
          </draw:text-box>
        </draw:frame>
        <draw:frame draw:style-name="gr7" draw:text-style-name="P5" draw:layer="layout" svg:width="2.79cm" svg:height="0.518cm" svg:x="1.668cm" svg:y="2.53cm">
          <draw:text-box>
            <text:p text:style-name="P1"><text:span text:style-name="T4">Schütze/in:</text:span></text:p>
          </draw:text-box>
        </draw:frame>
        <draw:frame draw:style-name="gr8" draw:text-style-name="P5" draw:layer="layout" svg:width="0.422cm" svg:height="0.425cm" svg:x="4.458cm" svg:y="2.638cm">
          <draw:text-box>
            <text:p text:style-name="P1"><text:span text:style-name="T5"><text:s/></text:span></text:p>
          </draw:text-box>
        </draw:frame>
        <draw:frame draw:style-name="gr9" draw:text-style-name="P2" draw:layer="layout" svg:width="1.793cm" svg:height="0.395cm" svg:x="1.668cm" svg:y="3.121cm">
          <draw:text-box>
            <text:p text:style-name="P1"><text:span text:style-name="T3">Vorname</text:span><text:span text:style-name="T1">: <text:s/></text:span></text:p>
          </draw:text-box>
        </draw:frame>
        <draw:frame draw:style-name="gr10" draw:text-style-name="P2" draw:layer="layout" svg:width="1.369cm" svg:height="0.395cm" svg:x="9.421cm" svg:y="3.121cm">
          <draw:text-box>
            <text:p text:style-name="P1"><text:span text:style-name="T1">Datum: <text:s/></text:span></text:p>
          </draw:text-box>
        </draw:frame>
        <draw:frame draw:style-name="gr11" draw:text-style-name="P2" draw:layer="layout" svg:width="2.039cm" svg:height="0.395cm" svg:x="1.668cm" svg:y="3.832cm">
          <draw:text-box>
            <text:p text:style-name="P1"><text:span text:style-name="T3">Nachname</text:span><text:span text:style-name="T1">: <text:s/></text:span></text:p>
          </draw:text-box>
        </draw:frame>
        <draw:frame draw:style-name="gr4" draw:text-style-name="P2" draw:layer="layout" svg:width="0.388cm" svg:height="0.395cm" svg:x="4.166cm" svg:y="3.832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388cm" svg:height="0.395cm" svg:x="5.415cm" svg:y="3.83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1.888cm" svg:height="0.395cm" svg:x="1.668cm" svg:y="4.543cm">
          <draw:text-box>
            <text:p text:style-name="P1"><text:span text:style-name="T1">Jahrgang: <text:s text:c="3"/></text:span></text:p>
          </draw:text-box>
        </draw:frame>
        <draw:frame draw:style-name="gr4" draw:text-style-name="P2" draw:layer="layout" svg:width="0.388cm" svg:height="0.395cm" svg:x="4.166cm" svg:y="4.543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388cm" svg:height="0.395cm" svg:x="5.415cm" svg:y="4.543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388cm" svg:height="0.395cm" svg:x="6.665cm" svg:y="4.543cm">
          <draw:text-box>
            <text:p text:style-name="P1"><text:span text:style-name="T1"><text:s/></text:span></text:p>
          </draw:text-box>
        </draw:frame>
        <draw:frame draw:style-name="gr13" draw:text-style-name="P6" draw:layer="layout" svg:width="2.968cm" svg:height="0.395cm" svg:x="1.668cm" svg:y="5.254cm">
          <draw:text-box>
            <text:p text:style-name="P1"><text:span text:style-name="T3">Schützennummer </text:span></text:p>
          </draw:text-box>
        </draw:frame>
        <draw:frame draw:style-name="gr4" draw:text-style-name="P2" draw:layer="layout" svg:width="0.388cm" svg:height="0.395cm" svg:x="0.419cm" svg:y="5.961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388cm" svg:height="0.395cm" svg:x="1.173cm" svg:y="5.961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388cm" svg:height="0.395cm" svg:x="1.668cm" svg:y="5.961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388cm" svg:height="0.395cm" svg:x="0.419cm" svg:y="6.435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388cm" svg:height="0.395cm" svg:x="0.419cm" svg:y="6.91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388cm" svg:height="0.395cm" svg:x="0.419cm" svg:y="7.384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388cm" svg:height="0.395cm" svg:x="0.419cm" svg:y="7.858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388cm" svg:height="0.395cm" svg:x="1.173cm" svg:y="7.858cm">
          <draw:text-box>
            <text:p text:style-name="P1"><text:span text:style-name="T1"><text:s/></text:span></text:p>
          </draw:text-box>
        </draw:frame>
        <draw:frame draw:style-name="gr14" draw:text-style-name="P2" draw:layer="layout" svg:width="0.536cm" svg:height="0.395cm" svg:x="0.419cm" svg:y="8.332cm">
          <draw:text-box>
            <text:p text:style-name="P1"><text:span text:style-name="T3"><text:s text:c="6"/></text:span></text:p>
          </draw:text-box>
        </draw:frame>
        <draw:frame draw:style-name="gr15" draw:text-style-name="P2" draw:layer="layout" svg:width="2.391cm" svg:height="0.395cm" svg:x="3.921cm" svg:y="8.332cm">
          <draw:text-box>
            <text:p text:style-name="P1"><text:span text:style-name="T3">Gewehr 300m </text:span></text:p>
          </draw:text-box>
        </draw:frame>
        <draw:frame draw:style-name="gr4" draw:text-style-name="P2" draw:layer="layout" svg:width="0.388cm" svg:height="0.395cm" svg:x="6.665cm" svg:y="8.332cm">
          <draw:text-box>
            <text:p text:style-name="P1"><text:span text:style-name="T3"><text:s/></text:span></text:p>
          </draw:text-box>
        </draw:frame>
        <draw:frame draw:style-name="gr4" draw:text-style-name="P2" draw:layer="layout" svg:width="0.388cm" svg:height="0.395cm" svg:x="7.914cm" svg:y="8.332cm">
          <draw:text-box>
            <text:p text:style-name="P1"><text:span text:style-name="T3"><text:s/></text:span></text:p>
          </draw:text-box>
        </draw:frame>
        <draw:frame draw:style-name="gr14" draw:text-style-name="P2" draw:layer="layout" svg:width="0.536cm" svg:height="0.395cm" svg:x="10.412cm" svg:y="8.332cm">
          <draw:text-box>
            <text:p text:style-name="P1"><text:span text:style-name="T3"><text:s text:c="6"/></text:span></text:p>
          </draw:text-box>
        </draw:frame>
        <draw:frame draw:style-name="gr4" draw:text-style-name="P2" draw:layer="layout" svg:width="0.388cm" svg:height="0.395cm" svg:x="11.661cm" svg:y="8.332cm">
          <draw:text-box>
            <text:p text:style-name="P1"><text:span text:style-name="T3"><text:s/></text:span></text:p>
          </draw:text-box>
        </draw:frame>
        <draw:frame draw:style-name="gr4" draw:text-style-name="P2" draw:layer="layout" svg:width="0.388cm" svg:height="0.395cm" svg:x="12.91cm" svg:y="8.332cm">
          <draw:text-box>
            <text:p text:style-name="P1"><text:span text:style-name="T3"><text:s/></text:span></text:p>
          </draw:text-box>
        </draw:frame>
        <draw:frame draw:style-name="gr16" draw:text-style-name="P2" draw:layer="layout" svg:width="2.191cm" svg:height="0.395cm" svg:x="14.159cm" svg:y="8.332cm">
          <draw:text-box>
            <text:p text:style-name="P1"><text:span text:style-name="T3">Gewehr 50m </text:span></text:p>
          </draw:text-box>
        </draw:frame>
        <draw:frame draw:style-name="gr17" draw:text-style-name="P7" draw:layer="layout" svg:width="0.458cm" svg:height="0.289cm" svg:x="0.419cm" svg:y="10.224cm">
          <draw:text-box>
            <text:p text:style-name="P1"><text:span text:style-name="T6"><text:s text:c="7"/></text:span></text:p>
          </draw:text-box>
        </draw:frame>
        <draw:frame draw:style-name="gr18" draw:text-style-name="P7" draw:layer="layout" svg:width="0.283cm" svg:height="0.289cm" svg:x="1.173cm" svg:y="10.224cm">
          <draw:text-box>
            <text:p text:style-name="P1"><text:span text:style-name="T6"><text:s text:c="2"/></text:span></text:p>
          </draw:text-box>
        </draw:frame>
        <draw:frame draw:style-name="gr18" draw:text-style-name="P7" draw:layer="layout" svg:width="0.283cm" svg:height="0.289cm" svg:x="1.668cm" svg:y="10.224cm">
          <draw:text-box>
            <text:p text:style-name="P1"><text:span text:style-name="T6"><text:s/></text:span></text:p>
          </draw:text-box>
        </draw:frame>
        <draw:frame draw:style-name="gr18" draw:text-style-name="P7" draw:layer="layout" svg:width="0.283cm" svg:height="0.289cm" svg:x="2.918cm" svg:y="10.224cm">
          <draw:text-box>
            <text:p text:style-name="P1"><text:span text:style-name="T6"><text:s/></text:span></text:p>
          </draw:text-box>
        </draw:frame>
        <draw:frame draw:style-name="gr19" draw:text-style-name="P7" draw:layer="layout" svg:width="0.908cm" svg:height="0.289cm" svg:x="4.166cm" svg:y="11.024cm">
          <draw:text-box>
            <text:p text:style-name="P1"><text:span text:style-name="T6">5 Probe</text:span></text:p>
          </draw:text-box>
        </draw:frame>
        <draw:frame draw:style-name="gr20" draw:text-style-name="P8" draw:layer="layout" svg:width="0.245cm" svg:height="0.251cm" svg:x="5.055cm" svg:y="11.053cm">
          <draw:text-box>
            <text:p text:style-name="P1"><text:span text:style-name="T7"><text:s/></text:span></text:p>
          </draw:text-box>
        </draw:frame>
        <draw:frame draw:style-name="gr21" draw:text-style-name="P7" draw:layer="layout" svg:width="2.155cm" svg:height="0.289cm" svg:x="5.11cm" svg:y="11.024cm">
          <draw:text-box>
            <text:p text:style-name="P1"><text:span text:style-name="T6">10 Schuss EF A-10 </text:span></text:p>
          </draw:text-box>
        </draw:frame>
        <draw:frame draw:style-name="gr18" draw:text-style-name="P7" draw:layer="layout" svg:width="0.283cm" svg:height="0.289cm" svg:x="7.914cm" svg:y="11.024cm">
          <draw:text-box>
            <text:p text:style-name="P1"><text:span text:style-name="T6"><text:s/></text:span></text:p>
          </draw:text-box>
        </draw:frame>
        <draw:frame draw:style-name="gr4" draw:text-style-name="P2" draw:layer="layout" svg:width="0.388cm" svg:height="0.395cm" svg:x="9.163cm" svg:y="10.145cm">
          <draw:text-box>
            <text:p text:style-name="P1"><text:span text:style-name="T1"><text:s/></text:span></text:p>
          </draw:text-box>
        </draw:frame>
        <draw:frame draw:style-name="gr22" draw:text-style-name="P2" draw:layer="layout" svg:width="0.625cm" svg:height="0.395cm" svg:x="10.412cm" svg:y="10.145cm">
          <draw:text-box>
            <text:p text:style-name="P1"><text:span text:style-name="T1"><text:s text:c="7"/></text:span></text:p>
          </draw:text-box>
        </draw:frame>
        <draw:frame draw:style-name="gr4" draw:text-style-name="P2" draw:layer="layout" svg:width="0.388cm" svg:height="0.395cm" svg:x="11.661cm" svg:y="10.145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388cm" svg:height="0.395cm" svg:x="12.91cm" svg:y="10.145cm">
          <draw:text-box>
            <text:p text:style-name="P1"><text:span text:style-name="T1"><text:s/></text:span></text:p>
          </draw:text-box>
        </draw:frame>
        <draw:frame draw:style-name="gr19" draw:text-style-name="P7" draw:layer="layout" svg:width="0.908cm" svg:height="0.289cm" svg:x="14.159cm" svg:y="10.924cm">
          <draw:text-box>
            <text:p text:style-name="P1"><text:span text:style-name="T6">5 Probe</text:span></text:p>
          </draw:text-box>
        </draw:frame>
        <draw:frame draw:style-name="gr20" draw:text-style-name="P8" draw:layer="layout" svg:width="0.245cm" svg:height="0.251cm" svg:x="15.048cm" svg:y="10.953cm">
          <draw:text-box>
            <text:p text:style-name="P1"><text:span text:style-name="T7"><text:s/></text:span></text:p>
          </draw:text-box>
        </draw:frame>
        <draw:frame draw:style-name="gr21" draw:text-style-name="P7" draw:layer="layout" svg:width="2.155cm" svg:height="0.289cm" svg:x="15.103cm" svg:y="10.924cm">
          <draw:text-box>
            <text:p text:style-name="P1"><text:span text:style-name="T6">10 Schuss EF A-10 </text:span></text:p>
          </draw:text-box>
        </draw:frame>
        <draw:frame draw:style-name="gr18" draw:text-style-name="P7" draw:layer="layout" svg:width="0.283cm" svg:height="0.289cm" svg:x="17.906cm" svg:y="10.924cm">
          <draw:text-box>
            <text:p text:style-name="P1"><text:span text:style-name="T6"><text:s/></text:span></text:p>
          </draw:text-box>
        </draw:frame>
        <draw:frame draw:style-name="gr18" draw:text-style-name="P7" draw:layer="layout" svg:width="0.283cm" svg:height="0.289cm" svg:x="0.419cm" svg:y="10.567cm">
          <draw:text-box>
            <text:p text:style-name="P1"><text:span text:style-name="T6"><text:s/></text:span></text:p>
          </draw:text-box>
        </draw:frame>
        <draw:frame draw:style-name="gr18" draw:text-style-name="P7" draw:layer="layout" svg:width="0.283cm" svg:height="0.289cm" svg:x="0.419cm" svg:y="10.91cm">
          <draw:text-box>
            <text:p text:style-name="P1"><text:span text:style-name="T6"><text:s/></text:span></text:p>
          </draw:text-box>
        </draw:frame>
        <draw:frame draw:style-name="gr18" draw:text-style-name="P7" draw:layer="layout" svg:width="0.283cm" svg:height="0.289cm" svg:x="0.419cm" svg:y="11.257cm">
          <draw:text-box>
            <text:p text:style-name="P1"><text:span text:style-name="T6"><text:s/></text:span></text:p>
          </draw:text-box>
        </draw:frame>
        <draw:frame draw:style-name="gr18" draw:text-style-name="P7" draw:layer="layout" svg:width="0.283cm" svg:height="0.289cm" svg:x="0.419cm" svg:y="11.6cm">
          <draw:text-box>
            <text:p text:style-name="P1"><text:span text:style-name="T6"><text:s/></text:span></text:p>
          </draw:text-box>
        </draw:frame>
        <draw:frame draw:style-name="gr18" draw:text-style-name="P7" draw:layer="layout" svg:width="0.283cm" svg:height="0.289cm" svg:x="0.419cm" svg:y="11.947cm">
          <draw:text-box>
            <text:p text:style-name="P1"><text:span text:style-name="T6"><text:s/></text:span></text:p>
          </draw:text-box>
        </draw:frame>
        <draw:frame draw:style-name="gr18" draw:text-style-name="P7" draw:layer="layout" svg:width="0.283cm" svg:height="0.289cm" svg:x="0.419cm" svg:y="12.29cm">
          <draw:text-box>
            <text:p text:style-name="P1"><text:span text:style-name="T6"><text:s/></text:span></text:p>
          </draw:text-box>
        </draw:frame>
        <draw:frame draw:style-name="gr4" draw:text-style-name="P2" draw:layer="layout" svg:width="0.388cm" svg:height="0.395cm" svg:x="0.419cm" svg:y="12.655cm">
          <draw:text-box>
            <text:p text:style-name="P1"><text:span text:style-name="T1"><text:s/></text:span></text:p>
          </draw:text-box>
        </draw:frame>
        <draw:frame draw:style-name="gr23" draw:text-style-name="P2" draw:layer="layout" svg:width="1.437cm" svg:height="0.395cm" svg:x="9.607cm" svg:y="3.929cm">
          <draw:text-box>
            <text:p text:style-name="P1"><text:span text:style-name="T1"><text:s text:c="6"/></text:span><text:span text:style-name="T1">Gast <text:s/></text:span></text:p>
          </draw:text-box>
        </draw:frame>
        <draw:polygon draw:style-name="gr3" draw:text-style-name="P4" draw:layer="layout" svg:width="0.017cm" svg:height="0.018cm" svg:x="9.408cm" svg:y="3.831cm" svg:viewBox="0 0 18 19" draw:points="0,19 18,19 18,0 0,0">
          <text:p/>
        </draw:polygon>
        <draw:polygon draw:style-name="gr3" draw:text-style-name="P4" draw:layer="layout" svg:width="0.017cm" svg:height="0.018cm" svg:x="9.408cm" svg:y="3.831cm" svg:viewBox="0 0 18 19" draw:points="0,19 18,19 18,0 0,0">
          <text:p/>
        </draw:polygon>
        <draw:polygon draw:style-name="gr3" draw:text-style-name="P4" draw:layer="layout" svg:width="2.579cm" svg:height="0.018cm" svg:x="9.425cm" svg:y="3.831cm" svg:viewBox="0 0 2580 19" draw:points="0,19 2580,19 2580,0 0,0">
          <text:p/>
        </draw:polygon>
        <draw:polygon draw:style-name="gr3" draw:text-style-name="P4" draw:layer="layout" svg:width="0.017cm" svg:height="0.018cm" svg:x="12.003cm" svg:y="3.831cm" svg:viewBox="0 0 18 19" draw:points="0,19 18,19 18,0 0,0">
          <text:p/>
        </draw:polygon>
        <draw:polygon draw:style-name="gr3" draw:text-style-name="P4" draw:layer="layout" svg:width="2.028cm" svg:height="0.018cm" svg:x="12.02cm" svg:y="3.831cm" svg:viewBox="0 0 2029 19" draw:points="0,19 2029,19 2029,0 0,0">
          <text:p/>
        </draw:polygon>
        <draw:polygon draw:style-name="gr3" draw:text-style-name="P4" draw:layer="layout" svg:width="0.017cm" svg:height="0.018cm" svg:x="14.048cm" svg:y="3.831cm" svg:viewBox="0 0 18 19" draw:points="0,19 18,19 18,0 0,0">
          <text:p/>
        </draw:polygon>
        <draw:polygon draw:style-name="gr3" draw:text-style-name="P4" draw:layer="layout" svg:width="0.017cm" svg:height="0.018cm" svg:x="14.048cm" svg:y="3.831cm" svg:viewBox="0 0 18 19" draw:points="0,19 18,19 18,0 0,0">
          <text:p/>
        </draw:polygon>
        <draw:polygon draw:style-name="gr3" draw:text-style-name="P4" draw:layer="layout" svg:width="0.017cm" svg:height="0.716cm" svg:x="9.408cm" svg:y="3.848cm" svg:viewBox="0 0 18 717" draw:points="0,717 18,717 18,0 0,0">
          <text:p/>
        </draw:polygon>
        <draw:polygon draw:style-name="gr3" draw:text-style-name="P4" draw:layer="layout" svg:width="0.017cm" svg:height="0.017cm" svg:x="9.408cm" svg:y="4.564cm" svg:viewBox="0 0 18 18" draw:points="0,18 18,18 18,0 0,0">
          <text:p/>
        </draw:polygon>
        <draw:polygon draw:style-name="gr3" draw:text-style-name="P4" draw:layer="layout" svg:width="0.017cm" svg:height="0.017cm" svg:x="9.408cm" svg:y="4.564cm" svg:viewBox="0 0 18 18" draw:points="0,18 18,18 18,0 0,0">
          <text:p/>
        </draw:polygon>
        <draw:polygon draw:style-name="gr3" draw:text-style-name="P4" draw:layer="layout" svg:width="2.579cm" svg:height="0.017cm" svg:x="9.425cm" svg:y="4.564cm" svg:viewBox="0 0 2580 18" draw:points="0,18 2580,18 2580,0 0,0">
          <text:p/>
        </draw:polygon>
        <draw:polygon draw:style-name="gr3" draw:text-style-name="P4" draw:layer="layout" svg:width="0.017cm" svg:height="0.716cm" svg:x="12.003cm" svg:y="3.848cm" svg:viewBox="0 0 18 717" draw:points="0,717 18,717 18,0 0,0">
          <text:p/>
        </draw:polygon>
        <draw:polygon draw:style-name="gr3" draw:text-style-name="P4" draw:layer="layout" svg:width="0.017cm" svg:height="0.017cm" svg:x="12.003cm" svg:y="4.564cm" svg:viewBox="0 0 18 18" draw:points="0,18 18,18 18,0 0,0">
          <text:p/>
        </draw:polygon>
        <draw:polygon draw:style-name="gr3" draw:text-style-name="P4" draw:layer="layout" svg:width="2.028cm" svg:height="0.017cm" svg:x="12.02cm" svg:y="4.564cm" svg:viewBox="0 0 2029 18" draw:points="0,18 2029,18 2029,0 0,0">
          <text:p/>
        </draw:polygon>
        <draw:polygon draw:style-name="gr3" draw:text-style-name="P4" draw:layer="layout" svg:width="0.017cm" svg:height="0.716cm" svg:x="14.048cm" svg:y="3.848cm" svg:viewBox="0 0 18 717" draw:points="0,717 18,717 18,0 0,0">
          <text:p/>
        </draw:polygon>
        <draw:polygon draw:style-name="gr3" draw:text-style-name="P4" draw:layer="layout" svg:width="0.017cm" svg:height="0.017cm" svg:x="14.048cm" svg:y="4.564cm" svg:viewBox="0 0 18 18" draw:points="0,18 18,18 18,0 0,0">
          <text:p/>
        </draw:polygon>
        <draw:polygon draw:style-name="gr3" draw:text-style-name="P4" draw:layer="layout" svg:width="0.017cm" svg:height="0.017cm" svg:x="14.048cm" svg:y="4.564cm" svg:viewBox="0 0 18 18" draw:points="0,18 18,18 18,0 0,0">
          <text:p/>
        </draw:polygon>
        <draw:frame draw:style-name="gr24" draw:text-style-name="P9" draw:layer="layout" svg:width="6.49cm" svg:height="1.965cm" svg:x="12.25cm" svg:y="8.785cm">
          <draw:image xlink:href="Pictures/100000000000009A0000006494302EE6.png" xlink:type="simple" xlink:show="embed" xlink:actuate="onLoad" draw:mime-type="image/png">
            <text:p/>
          </draw:image>
        </draw:frame>
        <draw:line draw:style-name="gr25" draw:text-style-name="P9" draw:layer="layout" svg:x1="10.59cm" svg:y1="9.177cm" svg:x2="10.59cm" svg:y2="28.381cm">
          <text:p/>
        </draw:line>
        <draw:polygon draw:style-name="gr26" draw:text-style-name="P9" draw:layer="layout" svg:width="7.858cm" svg:height="16.676cm" svg:x="11.754cm" svg:y="11.67cm" svg:viewBox="0 0 7859 16677" draw:points="0,16677 7859,16677 7859,0 0,0">
          <text:p/>
        </draw:polygon>
        <draw:polygon draw:style-name="gr26" draw:text-style-name="P9" draw:layer="layout" svg:width="7.705cm" svg:height="16.676cm" svg:x="1.774cm" svg:y="11.693cm" svg:viewBox="0 0 7706 16677" draw:points="0,16677 7706,16677 7706,0 0,0">
          <text:p/>
        </draw:polygon>
        <draw:polygon draw:style-name="gr27" draw:text-style-name="P10" draw:layer="layout" svg:width="2.26cm" svg:height="2.081cm" svg:x="0.234cm" svg:y="0.423cm" svg:viewBox="0 0 2261 2082" draw:points="0,2082 2261,2082 2261,0 0,0">
          <text:p/>
        </draw:polygon>
        <draw:frame draw:style-name="gr24" draw:text-style-name="P9" draw:layer="layout" svg:width="2.259cm" svg:height="2.08cm" svg:x="0.235cm" svg:y="0.423cm">
          <draw:image xlink:href="Pictures/10000000000000B1000000A3DCD965EE.png" xlink:type="simple" xlink:show="embed" xlink:actuate="onLoad" draw:mime-type="image/png">
            <text:p/>
          </draw:image>
        </draw:frame>
        <draw:frame draw:style-name="gr28" draw:text-style-name="P2" draw:layer="layout" svg:width="1.34cm" svg:height="0.395cm" svg:x="12.203cm" svg:y="3.929cm">
          <draw:text-box>
            <text:p text:style-name="P1"><text:span text:style-name="T1"><text:s text:c="5"/></text:span><text:span text:style-name="T1">Aktiv </text:span></text:p>
          </draw:text-box>
        </draw:frame>
        <draw:control draw:style-name="gr29" draw:text-style-name="P11" draw:layer="controls" svg:width="4cm" svg:height="0.583cm" svg:x="3.292cm" svg:y="3cm" draw:control="control1"/>
        <draw:control draw:style-name="gr30" draw:text-style-name="P12" draw:layer="controls" svg:width="0.25cm" svg:height="0.25cm" svg:x="9.65cm" svg:y="4cm" draw:control="control2"/>
        <draw:control draw:style-name="gr30" draw:text-style-name="P12" draw:layer="controls" svg:width="0.25cm" svg:height="0.25cm" svg:x="12.25cm" svg:y="4cm" draw:control="control3"/>
        <draw:control draw:style-name="gr29" draw:text-style-name="P11" draw:layer="controls" svg:width="4cm" svg:height="0.5cm" svg:x="3.6cm" svg:y="3.75cm" draw:control="control4"/>
        <draw:control draw:style-name="gr29" draw:text-style-name="P13" draw:layer="controls" svg:width="3.75cm" svg:height="0.5cm" svg:x="3.35cm" svg:y="4.5cm" draw:control="control5"/>
        <draw:control draw:style-name="gr29" draw:text-style-name="P13" draw:layer="controls" svg:width="3.5cm" svg:height="0.75cm" svg:x="10.65cm" svg:y="2.95cm" draw:control="control6"/>
        <draw:control draw:style-name="gr31" draw:text-style-name="P14" draw:layer="controls" svg:width="6cm" svg:height="1.5cm" svg:x="1.75cm" svg:y="5.75cm" draw:control="control7"/>
        <draw:frame draw:style-name="gr32" draw:text-style-name="P15" draw:layer="layout" svg:width="7.1cm" svg:height="1.937cm" draw:transform="skewX (0.00314159265358979) rotate (0.00296705972839036) translate (2.463cm 9.021cm)">
          <draw:image xlink:href="Pictures/10000000000000900000006478E25FA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4-12-09T22:42:08.417000000</meta:print-date>
    <meta:printed-by>PDF files</meta:printed-by>
    <dc:date>2025-01-02T17:54:24.707000000</dc:date>
    <meta:editing-duration>PT43M34S</meta:editing-duration>
    <meta:editing-cycles>11</meta:editing-cycles>
    <meta:generator>LibreOffice/24.8.3.2$Windows_X86_64 LibreOffice_project/48a6bac9e7e268aeb4c3483fcf825c94556d9f92</meta:generator>
    <meta:document-statistic meta:object-count="91"/>
  </office:meta>
</office:document-meta>
</file>